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paragraph-rsid="0013a4db"/>
    </style:style>
    <style:style style:name="T1" style:family="text">
      <style:text-properties fo:font-style="italic" style:font-style-asian="italic" style:font-style-complex="italic"/>
    </style:style>
    <style:style style:name="T2" style:family="text">
      <style:text-properties officeooo:rsid="00190e83"/>
    </style:style>
    <style:style style:name="T3" style:family="text">
      <style:text-properties officeooo:rsid="0019b5a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Line Value 1" text:name="py3o.line.val1"/>
        <text:user-field-decl office:value-type="string" office:string-value="Line Value 2" text:name="py3o.line.val2"/>
        <text:user-field-decl office:value-type="string" office:string-value="i" text:name="py3o.i"/>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P4"><text:a xlink:type="simple" xlink:href="py3o://for=&quot;i in line.val2&quot;"><text:span text:style-name="T3">for="i in line.val2"</text:span></text:a></text:p>
            <text:p text:style-name="P4"><text:user-field-get text:name="py3o.i">i</text:user-field-get></text:p>
            <text:p text:style-name="P4"><text:a xlink:type="simple" xlink:href="py3o:///for"><text:span text:style-name="T3">/for</text:span></text:a></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6-04-04T18:49:25.267827387</dc:date>
    <dc:language>en-GB</dc:language>
    <meta:editing-cycles>28</meta:editing-cycles>
    <meta:editing-duration>PT3H11M58S</meta:editing-duration>
    <meta:document-statistic meta:table-count="1" meta:image-count="0" meta:object-count="0" meta:page-count="1" meta:paragraph-count="17" meta:word-count="151" meta:character-count="794" meta:non-whitespace-character-count="660"/>
    <meta:user-defined meta:name="Info 1"/>
    <meta:user-defined meta:name="Info 2"/>
    <meta:user-defined meta:name="Info 3"/>
    <meta:user-defined meta:name="Info 4"/>
  </office:meta>
</office:document-meta>
</file>